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36pt" fo:font-weight="bold" style:font-size-asian="36pt" style:font-weight-asian="bold" style:font-name-complex="Times New Roman1" style:font-size-complex="36pt"/>
    </style:style>
    <style:style style:name="P2"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style>
    <style:style style:name="P3" style:family="paragraph" style:parent-style-name="Standard">
      <style:paragraph-properties fo:line-height="10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margin-left="3.5in" fo:margin-right="0in" fo:line-height="100%" fo:text-indent="0.5in" style:auto-text-indent="false"/>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9" style:family="paragraph" style:parent-style-name="Standard">
      <style:paragraph-properties fo:margin-top="0in" fo:margin-bottom="0in" fo:line-height="100%"/>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master-page-name="Standard">
      <style:paragraph-properties fo:text-align="center" style:justify-single-word="false" style:page-number="auto"/>
      <style:text-properties style:font-name="Times New Roman" fo:font-size="36pt" fo:font-weight="bold" style:font-size-asian="36pt" style:font-weight-asian="bold" style:font-name-complex="Times New Roman1" style:font-size-complex="36pt"/>
    </style:style>
    <style:style style:name="T1" style:family="text">
      <style:text-properties style:font-name="Times New Roman" fo:font-size="36pt" fo:font-weight="bold" style:font-size-asian="36pt" style:font-weight-asian="bold" style:font-name-complex="Times New Roman1" style:font-size-complex="36pt"/>
    </style:style>
    <style:style style:name="T2" style:family="text">
      <style:text-properties style:font-name="Times New Roman" fo:font-size="20pt" fo:font-weight="bold" style:font-size-asian="20pt" style:font-weight-asian="bold" style:font-name-complex="Times New Roman1" style:font-size-complex="20pt"/>
    </style:style>
    <style:style style:name="T3" style:family="text">
      <style:text-properties style:font-name="Times New Roman" fo:font-size="16pt" fo:font-weight="bold" style:font-size-asian="16pt" style:font-weight-asian="bold" style:font-name-complex="Times New Roman1" style:font-size-complex="16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4"><text:span text:style-name="T1">Project 1</text:span></text:p>
      <text:p text:style-name="P4"><text:span text:style-name="T2">Mastermind: Midterm 1 – Project 1</text:span></text:p>
      <text:p text:style-name="P2"/>
      <text:p text:style-name="P2"/>
      <text:p text:style-name="P2"/>
      <text:p text:style-name="P2"/>
      <text:p text:style-name="P2"/>
      <text:p text:style-name="P2"/>
      <text:p text:style-name="P6"><text:span text:style-name="T3">CSC 11 - 48598</text:span></text:p>
      <text:p text:style-name="P6"><text:span text:style-name="T3">Name: Mauricio S. Perez</text:span></text:p>
      <text:p text:style-name="P6"><text:span text:style-name="T3">Date: 12/07/2014</text:span></text:p>
      <text:p text:style-name="P6"><text:span text:style-name="T3"/></text:p>
      <text:p text:style-name="P5"><text:soft-page-break/><text:span text:style-name="T5">Introduction</text:span></text:p>
      <text:p text:style-name="P5"><text:span text:style-name="T4">Title: Mastermind</text:span></text:p>
      <text:p text:style-name="P5"><text:span text:style-name="T5"><text:tab/></text:span><text:span text:style-name="T4">This program is a game called Mastermind. Written in Basic for the ARM 7 chip, the game ask two users for input values witch consist of a </text:span><text:span text:style-name="T7">Codemaker</text:span><text:span text:style-name="T4"> inputting a code for a </text:span><text:span text:style-name="T7">Player</text:span><text:span text:style-name="T4"> to guess. The guesser has 12 attempts at salving the codemakers code, and the only feedback he will receive is two sets of pegs which represent values that are both equal in value and location (Exact Pegs), <text:s/>or values that are equal but are not in the correct location (Color Pegs).</text:span></text:p>
      <text:p text:style-name="P5"><text:span text:style-name="T4">Upon the </text:span><text:span text:style-name="T7">Player</text:span><text:span text:style-name="T4"> cracking the </text:span><text:span text:style-name="T7">Codemaker's</text:span><text:span text:style-name="T4"> code, <text:s/>the player will be rewarded with a win screen. If the player exhaust his attempts and dose not guess the codemakers code, the player will be prompt with a (Game Over) screen.</text:span></text:p>
      <text:p text:style-name="P5"><text:span text:style-name="T4">Each time the player attempts to guess the codemakers code, he will be shown the game board with the pegs representing exact guesses and pegs that are correct but in the wrong place.</text:span></text:p>
      <text:p text:style-name="P5"><text:span text:style-name="T4">The player can chose to end the game after each try, ending the program, or continuing the game until all try's are exhausted.</text:span></text:p>
      <text:p text:style-name="P3"/>
      <text:p text:style-name="P5"><text:span text:style-name="T5">Summary</text:span></text:p>
      <text:p text:style-name="P7"><text:span text:style-name="T4">Project Size: 1116 lines (with comments)</text:span></text:p>
      <text:p text:style-name="P7"><text:span text:style-name="T4">Number of variables: <text:s/>52</text:span></text:p>
      <text:p text:style-name="P5"><text:span text:style-name="T4"/></text:p>
      <text:p text:style-name="P5"><text:span text:style-name="T4">The concept for this game is simple enough: Player 1 creates the code while Player 2 guesses the code. The problem lies in how you compare the two player inputs to represent the proper feedback that Player 2 needs to continue guessing Player 1's code. The Exact and Color Pegs in the real mastermind board game help Player 2 guess based on his previous attempts. Not representing these correctly breaks the game's flow and destroys Player 2's chances of ever guessing the game.</text:span></text:p>
      <text:p text:style-name="P5"><text:span text:style-name="T4">Representing inputted pegs that were both exact values and placed in exact locations was simple. Both the </text:span><text:span text:style-name="T7">Codemaker</text:span><text:span text:style-name="T4"> and the </text:span><text:span text:style-name="T7">Players</text:span><text:span text:style-name="T4"> inputs are represented by numbers, so a simple compare allowed for simple logic in the form of a count to keep track of the amount of pegs needed to be displayed for exact guesses. This also allowed a simple way to end on a winning screen. If the Player guessed all 4 pegs, a count of 4 would be represented on a register. When this happened, half of the board would be printed with 4 pegs representing the exact guesses, thus making it easy to skip the rest of the board, and print it on a separate loop, concluding with showing the Codemakers original code.</text:span></text:p>
      <text:p text:style-name="P5"><text:span text:style-name="T4">Once again, the trouble was figuring out how to represent pegs that were the right value, but were in the wrong place.</text:span></text:p>
      <text:p text:style-name="P5"><text:span text:style-name="T4">The way I got around this problem was by setting C</text:span><text:span text:style-name="T7">odemaker Pegs</text:span><text:span text:style-name="T4"> and P</text:span><text:span text:style-name="T7">layer Input Pegs</text:span><text:span text:style-name="T4"> in temporary memory locations. This allowed me to alter the values after manipulating them in a desired fashion. In a way, I could easily discard them, or set them equal to something other than </text:span><text:soft-page-break/><text:span text:style-name="T4">their original value, and not be worried about losing both the Codemaker and the Player's original inputs. </text:span></text:p>
      <text:p text:style-name="P5"><text:span text:style-name="T4">I knew there would be instances where a value would be repeated more than once either by the Codemaker or the Player. I created checks that not only branched to an increment in the desired feedback peg representation, but also altered the values of the temporary pegs so that they no longer could be represented in future counts. My program only accepts peg values of 1-6, representing the 6 colors in the original mastermind game. Codemaker Pegs change to a value of #8 once they have been used in the logic, while Player Pegs can be changed to a value of #0. This change to the temporary pegs creates no instances where they will be used in the logic again.</text:span></text:p>
      <text:p text:style-name="P8">You can grasp a better understanding by seeing the flowchart provided in this repository. See code provided aswel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4"/></text:p>
      <text:p text:style-name="P7"><text:soft-page-break/><text:span text:style-name="T5">References</text:span></text:p>
      <text:p text:style-name="P9"/>
      <text:p text:style-name="P7"><text:span text:style-name="T5">1.</text:span><text:span text:style-name="T4"> <text:s/>Smith, Bruce. <text:s/></text:span><text:span text:style-name="T6">Raspberry PI: Assembly Language – Raspbian Beginners.</text:span></text:p>
      <text:p text:style-name="P7"><text:span text:style-name="T4">2. <text:s/>https://github.com/ml1150258/LehrMark_CSC11_48598</text:span></text:p>
      <text:p text:style-name="P7"><text:span text:style-name="T4">3. <text:s/>CSC 11 - <text:s/>48598 Notes from class.</text:span></text:p>
      <text:p text:style-name="P8"/>
      <text:p text:style-name="P8"/>
      <text:p text:style-name="P7"><text:span text:style-name="T5">Program</text:span></text:p>
      <text:p text:style-name="P7"><text:span text:style-name="T4"/></text:p>
      <text:p text:style-name="P7"><text:span text:style-name="T4">See attached PDF for a more legible version of th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cio</meta:initial-creator>
    <dc:creator>Mauricio Perez</dc:creator>
    <meta:editing-cycles>79</meta:editing-cycles>
    <meta:creation-date>2013-07-17T04:41:00</meta:creation-date>
    <dc:date>2014-12-07T01:35:11.28</dc:date>
    <meta:editing-duration>PT52M54S</meta:editing-duration>
    <meta:generator>OpenOffice/4.0.0$Win32 OpenOffice.org_project/400m3$Build-9702</meta:generator>
    <meta:document-statistic meta:table-count="0" meta:image-count="0" meta:object-count="0" meta:page-count="4" meta:paragraph-count="26" meta:word-count="681" meta:character-count="38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